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start" style:justify-single-word="false"/>
      <style:text-properties style:font-name="Open Sans" fo:font-weight="normal" style:font-weight-asian="normal" style:font-weight-complex="normal"/>
    </style:style>
    <style:style style:name="P7" style:family="paragraph" style:parent-style-name="Standard">
      <style:paragraph-properties fo:text-align="center" style:justify-single-word="false"/>
      <style:text-properties style:font-name="Open Sans" fo:font-weight="normal" style:font-weight-asian="normal" style:font-weight-complex="normal"/>
    </style:style>
    <style:style style:name="P8" style:family="paragraph" style:parent-style-name="Standard">
      <style:text-properties style:font-name="Open Sans" style:text-underline-style="solid" style:text-underline-width="auto" style:text-underline-color="font-color"/>
    </style:style>
    <style:style style:name="P9"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fo:break-before="page"/>
      <style:text-properties style:font-name="Open Sans" fo:font-size="14pt" fo:font-weight="bold" style:font-size-asian="14pt" style:font-weight-asian="bold" style:font-size-complex="14pt" style:font-weight-complex="bold"/>
    </style:style>
    <style:style style:name="P11" style:family="paragraph" style:parent-style-name="Standard">
      <style:text-properties style:font-name="Open Sans"/>
    </style:style>
    <style:style style:name="P12" style:family="paragraph" style:parent-style-name="Standard" style:list-style-name="L1">
      <style:text-properties style:font-name="Open Sans" fo:font-weight="bold" style:font-weight-asian="bold" style:font-weight-complex="bold"/>
    </style:style>
    <style:style style:name="P13"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4" style:family="paragraph" style:parent-style-name="Standard" style:list-style-name="L3">
      <style:paragraph-properties fo:text-align="start" style:justify-single-word="false"/>
      <style:text-properties style:font-name="Open Sans" fo:font-weight="normal" style:font-weight-asian="normal" style:font-weight-complex="normal"/>
    </style:style>
    <style:style style:name="P15" style:family="paragraph" style:parent-style-name="Standard">
      <style:text-properties style:font-name="Open Sans" fo:font-size="14pt" fo:font-weight="bold" style:font-size-asian="14pt" style:font-weight-asian="bold" style:font-size-complex="14pt" style:font-weight-complex="bold"/>
    </style:style>
    <style:style style:name="P16" style:family="paragraph" style:parent-style-name="Standard" style:list-style-name="L4">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Ope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Maker Movement | Destination Singapore</text:p>
      <text:p text:style-name="P3"/>
      <text:p text:style-name="P3"/>
      <text:p text:style-name="P5">OUTLINE</text:p>
      <text:p text:style-name="P3"/>
      <text:p text:style-name="P3">In my presentation, I will be attempting to answer the question: What is the Maker Movement? <text:s/>It features three takes, namely:</text:p>
      <text:p text:style-name="P3"/>
      <text:list xml:id="list12081315901" text:style-name="L1">
        <text:list-item>
          <text:p text:style-name="P12">The Maker Movement is about turning ideas into reality. (Joel)</text:p>
        </text:list-item>
        <text:list-item>
          <text:p text:style-name="P12">The Maker Movement is about doing something you love. (SL2)</text:p>
        </text:list-item>
        <text:list-item>
          <text:p text:style-name="P12">The Maker Movement is about empowering people. (E-nable)</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5">Repository</text:p>
      <text:p text:style-name="P5"/>
      <text:list xml:id="list2002561117" text:style-name="L2">
        <text:list-item>
          <text:p text:style-name="P13"><text:a xlink:type="simple" xlink:href="https://github.com/myrtleTree33/icists2014-presentation-makerMovement">https://github.com/myrtleTree33/icists2014-presentation-makerMovement</text:a></text:p>
        </text:list-item>
      </text:list>
      <text:p text:style-name="P6"/>
      <text:p text:style-name="P6"/>
      <text:p text:style-name="P5">Slides</text:p>
      <text:p text:style-name="P5"/>
      <text:list xml:id="list1338045363" text:continue-numbering="true" text:style-name="L2">
        <text:list-item>
          <text:p text:style-name="P13"><text:a xlink:type="simple" xlink:href="http://www.joeltong.org/icists2014/#/">http://www.joeltong.org/icists2014/#/</text:a> </text:p>
        </text:list-item>
      </text:list>
      <text:p text:style-name="P4"/>
      <text:p text:style-name="P4"/>
      <text:p text:style-name="P5">TODO</text:p>
      <text:p text:style-name="P5"/>
      <text:list xml:id="list936372920" text:style-name="L4">
        <text:list-item>
          <text:p text:style-name="P16"><text:a xlink:type="simple" xlink:href="https://github.com/myrtleTree33/icists2014-presentation-makerMovement/issues"><text:span text:style-name="T4">https://github.com/myrtleTree33/icists2014-presentation-makerMovement/issues</text:span></text:a><text:span text:style-name="T4"> </text:span></text:p>
        </text:list-item>
      </text:list>
      <text:p text:style-name="P15"/>
      <text:p text:style-name="P10">SCRIPT</text:p>
      <text:p text:style-name="P3"/>
      <text:p text:style-name="P3">#0</text:p>
      <text:p text:style-name="P3"/>
      <text:p text:style-name="P3">Good afternoon everyone! <text:s/>My name is Joel. <text:s/>I’m <text:s/>here to share the Maker Movement with you today!</text:p>
      <text:p text:style-name="P3"/>
      <text:p text:style-name="P3">#1</text:p>
      <text:p text:style-name="P3"/>
      <text:p text:style-name="P3">Before I begin, just a show of hands. <text:s/>How many of you have heard about the Maker Movement? <text:s/>(raises hands up). <text:s/>Well, the Maker Movement, and the art of “Making”, is a term coined by Make in 2005. <text:s/>According to Wikipedia, the Maker Movement is <text:span text:style-name="T1">“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span></text:p>
      <text:p text:style-name="P3"/>
      <text:p text:style-name="P3">Such definitions are useful. <text:s/>But what <text:span text:style-name="T1">exactly </text:span>is the Maker Movement? <text:s/>What defines this culture of “Make”?</text:p>
      <text:p text:style-name="P3"/>
      <text:p text:style-name="P3">#2</text:p>
      <text:p text:style-name="P3"/>
      <text:p text:style-name="P3">Is it the collaboration of individuals, bringing the community together to solve problems?</text:p>
      <text:p text:style-name="P3"/>
      <text:p text:style-name="P3">#3</text:p>
      <text:p text:style-name="P3"/>
      <text:p text:style-name="P3">Or is it education? <text:s/>Teaching the young about electronics, design and green farming through kits such as the Arduino?</text:p>
      <text:p text:style-name="P3"/>
      <text:p text:style-name="P3">#4</text:p>
      <text:p text:style-name="P3"/>
      <text:p text:style-name="P3">Or perhaps it is simply just an exclusive community of – <text:span text:style-name="T1">tech geeks</text:span>?</text:p>
      <text:p text:style-name="P3"/>
      <text:p text:style-name="P3">#5</text:p>
      <text:p text:style-name="P3"/>
      <text:p text:style-name="P3">Or just maybe, a movement celebrating the spirit of innovation?</text:p>
      <text:p text:style-name="P3"/>
      <text:p text:style-name="P3">#6</text:p>
      <text:p text:style-name="P3"/>
      <text:p text:style-name="P3"><text:soft-page-break/>And so – <text:span text:style-name="T3">What exactly is this Maker Movement all about?</text:span></text:p>
      <text:p text:style-name="P3"/>
      <text:p text:style-name="P3">May I suggest three responses to the audience that answers this question.</text:p>
      <text:p text:style-name="P3"/>
      <text:p text:style-name="P3"/>
      <text:p text:style-name="P4">[45 seconds]</text:p>
      <text:p text:style-name="P3"/>
      <text:p text:style-name="P3">#7</text:p>
      <text:p text:style-name="P3"/>
      <text:p text:style-name="P3">And so first up, is my personal involvement with the Maker movement. <text:s/>To me, <text:span text:style-name="T2">The Maker Movement is about turning ideas into reality.</text:span></text:p>
      <text:p text:style-name="P3"/>
      <text:p text:style-name="P3">My personal journey into Making began when I was young. <text:s/>Being a Maker was epitomized by being “creative” in two disciplines – Lego and Programming. <text:s/>I was a fan of Lego. <text:s/>We bought kits and I was often reprimanded for cannibalizing them to create something new! <text:s/>Later, my mom introduced me to web development through a book.</text:p>
      <text:p text:style-name="P3"/>
      <text:p text:style-name="P3">I found these two hobbies really interesting. <text:s/>They were interesting not because they <text:span text:style-name="T1">were the sort of things that every guy does</text:span>. <text:s/>Rather, Lego was the <text:span text:style-name="T1">construction of physical objects</text:span>, and on the other, programming was the <text:span text:style-name="T1">fusion of virtual ideas</text:span>. </text:p>
      <text:p text:style-name="P3"/>
      <text:p text:style-name="P3">Both realms allowed me, to turn ideas into reality. <text:s/>They were a playground for ideas to come into being.</text:p>
      <text:p text:style-name="P3"/>
      <text:p text:style-name="P3">#8</text:p>
      <text:p text:style-name="P3"/>
      <text:p text:style-name="P3">One of these ideas was to combine art with music, on the web. <text:s/>This was important because many websites were using Flash back in 2009. <text:s/>However, most of these websites were lacking an easy way of including visualizations in their music, with minimal bandwidth. <text:s/></text:p>
      <text:p text:style-name="P3"/>
      <text:p text:style-name="P3">To plug this gap, I created this plugin that deploys a drag-and-drop music visualizer on the web. <text:s/>And so here it is!</text:p>
      <text:p text:style-name="P3"/>
      <text:p text:style-name="P3">#9 (Demonstration of DingX, embedded on the page.)</text:p>
      <text:p text:style-name="P3"/>
      <text:p text:style-name="P3">#10</text:p>
      <text:p text:style-name="P3"/>
      <text:p text:style-name="P3">My Maker journey is shaped by others as well, and triggered by imaginative ideas that we thought <text:span text:style-name="T1">impossible</text:span>. <text:s/></text:p>
      <text:p text:style-name="P3"/>
      <text:p text:style-name="P3"><text:soft-page-break/>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3"/>
      <text:p text:style-name="P3">#11</text:p>
      <text:p text:style-name="P3"/>
      <text:p text:style-name="P3">We had this crazy idea of creating an electrical blimp, lifting electronics with helium balloons. <text:s/>Totally unfeasible, you might think! <text:s/>However, we tried it and guess what! <text:s/><text:span text:style-name="T1">It worked</text:span>, with 7 of these 32-inch mylar balloons! (p<text:span text:style-name="T1">asses balloon around crowd</text:span>)</text:p>
      <text:p text:style-name="P3"/>
      <text:p text:style-name="P3">This blimp is unique because of its artificial intelligence. <text:s/>We wanted our blimp to interact with the crowd. <text:s/>Tweets sent to the blimp were processed through a Machine-Learning model called “supervised classified learning” and deployed “Natural Language Processing”. <text:s/>The blimp would then move according to where it sees fit. <text:s/></text:p>
      <text:p text:style-name="P3"/>
      <text:p text:style-name="P3">Here is the blimp and a group photo during the First Mini Maker Faire in Singapore, back in 2012.</text:p>
      <text:p text:style-name="P3"/>
      <text:p text:style-name="P3">I have just shared my definition of the Maker Movement with you. <text:s/>But, the Maker Movement is more than my journey. <text:s/>It is also about the journeys of others. <text:s/></text:p>
      <text:p text:style-name="P3"/>
      <text:p text:style-name="P4">[3 minutes]</text:p>
      <text:p text:style-name="P3"/>
      <text:p text:style-name="P3">#12</text:p>
      <text:p text:style-name="P3"/>
      <text:p text:style-name="P3">Some have classified the Maker Movement differently, and I believe the next definition might resonate with some of you. <text:s/><text:span text:style-name="T2">The Maker Movement is perhaps about doing something you love, something that interests you.</text:span></text:p>
      <text:p text:style-name="P8"/>
      <text:p text:style-name="P3">#13</text:p>
      <text:p text:style-name="P3"/>
      <text:p text:style-name="P3">Let me introduce you to Veera and the folks from Sustainable Living Lab. <text:s/>(This is Veera, who heads this initiative, at the first Mini Maker Faire.) <text:s/>Sustainable Living Lab is a social enterprise that helps individuals kick-start Green initiatives, with the intention of serving the community, the environment and doing something meaningful. <text:s/></text:p>
      <text:p text:style-name="P3"/>
      <text:p text:style-name="P3">#14</text:p>
      <text:p text:style-name="P3"/>
      <text:p text:style-name="P3">Besides engaging in Making, projects bring the community together. <text:s/>In Singapore, we have this longing for village camaraderie summarized as the “<text:span text:style-name="T1">Kampung Spirit</text:span>”. <text:s/>In <text:soft-page-break/>Malay, this is termed “<text:span text:style-name="T1">gotong royong</text:span>”. <text:s/>Sustainable Living Lab nurtures this “<text:span text:style-name="T1">Kampung Spirit</text:span>” by bringing both the young and old, people from all walks of life to bond over “Making”.</text:p>
      <text:p text:style-name="P3"/>
      <text:p text:style-name="P3">#15</text:p>
      <text:p text:style-name="P3"/>
      <text:p text:style-name="P3">And there’s more to it. <text:s/>Does anyone in the crowd know what this is? <text:s/>It’s a hand-cycle! <text:s/>The hand-cycle was an outreach project to make therapy devices for an aged home, the Bishan Home for the Intellectually Disabled. <text:s/></text:p>
      <text:p text:style-name="P3"/>
      <text:p text:style-name="P3">Unlike traditional devices, these are designed to be more interesting for the elderly to use.</text:p>
      <text:p text:style-name="P3"/>
      <text:p text:style-name="P3">I have summarized two definitions of this concept of “Making”. <text:s/>Yet, some of you here are aiming to impact not just the local community, but also the global community around you. <text:s/></text:p>
      <text:p text:style-name="P3"/>
      <text:p text:style-name="P3">Perhaps “Making” is defined as what you and the community can do, to make a difference to the lives of people <text:span text:style-name="T1">beyond</text:span> you.</text:p>
      <text:p text:style-name="P3"/>
      <text:p text:style-name="P4">[3 minutes]</text:p>
      <text:p text:style-name="P3"/>
      <text:p text:style-name="P3">#16</text:p>
      <text:p text:style-name="P3"/>
      <text:p text:style-name="P3">This leads me to my third definition – <text:span text:style-name="T2">The Maker Movement is about empowering people.</text:span></text:p>
      <text:p text:style-name="P3"/>
      <text:p text:style-name="P3">#17</text:p>
      <text:p text:style-name="P3"/>
      <text:p text:style-name="P3">Now, here’s a picture of the work that e-ENABLE does to empower people. <text:s/></text:p>
      <text:p text:style-name="P3"/>
      <text:p text:style-name="P3">Can you guess what this is? <text:s/></text:p>
      <text:p text:style-name="P3"/>
      <text:p text:style-name="P3">Yes, those are hand prosthetics! <text:s/>They are not just any particular prosthetics though – they are 3D-printed prosthetics.</text:p>
      <text:p text:style-name="P3"/>
      <text:p text:style-name="P3">Their work is significant, because having these parts 3D-printed, outsourced and assembled by volunteers worldwide enables the cost of prostheses to be dramatically reduced. <text:s/>There work was started by John Schull, a research Scientist hailing from the Rochester Institute of Technology.</text:p>
      <text:p text:style-name="P3"/>
      <text:p text:style-name="P3"><text:soft-page-break/>Schull aimed to help a South African carpenter regain the use of his fingers. <text:s/>However, the project has since scaled as an open-source initiative, helping those born without fingers or limbs as a result of Amniotic band syndrome. <text:s/>In their words, to “give a helping hand”.</text:p>
      <text:p text:style-name="P3"/>
      <text:p text:style-name="P3">#18</text:p>
      <text:p text:style-name="P3"/>
      <text:p text:style-name="P3">There are many wonderful stories. <text:s/>I highlight the story of one such individual who benefited from this project. <text:s/></text:p>
      <text:p text:style-name="P3"/>
      <text:p text:style-name="P3">This is Tully. <text:s/>Tully was born with a little paw just under his elbow to do tasks. <text:s/>However, together with his mom and a volunteer under e-NABLE , they developed a prosthetic arm for him. <text:s/></text:p>
      <text:p text:style-name="P3"/>
      <text:p text:style-name="P3">This is Tully opening the fridge with his new prosthetic arm. <text:s/></text:p>
      <text:p text:style-name="P3"/>
      <text:p text:style-name="P3">There are other stories. <text:s/>One family was brought together through assembling an e-NABLE prosthetic arm. <text:s/>An eight-year-old making an arm for a person 2,000 miles away from home. <text:s/>The list goes on.</text:p>
      <text:p text:style-name="P3"/>
      <text:p text:style-name="P3">#19</text:p>
      <text:p text:style-name="P3"/>
      <text:p text:style-name="P3">Just last month, I had the privilege of meeting the pioneers of e-NABLE Singapore at a Maker’s showcase called Makers’ block. <text:s/>This is Yuanjun, Benjamin and Jeremy. <text:s/></text:p>
      <text:p text:style-name="P3"/>
      <text:p text:style-name="P3">Yuanjun brought the project to Singapore a month ago. <text:s/>I understand that they first met Yuanjun at the corridor of Simpli3d, a 3D printing shop in Singapore. <text:s/>And that’s how they got started – two months back!</text:p>
      <text:p text:style-name="P3"/>
      <text:p text:style-name="P4">[3 minutes]</text:p>
      <text:p text:style-name="P3"/>
      <text:p text:style-name="P3">#20</text:p>
      <text:p text:style-name="P3"/>
      <text:p text:style-name="P3">Now I have brought you through three aspects of the Maker Movement. <text:s/>I am excited on what’s next in Singapore. <text:s/>We held our first Maker Faire in 2012, with many initiatives taking root since. <text:s/></text:p>
      <text:p text:style-name="P3"/>
      <text:p text:style-name="P3">Our first Maker exhibition, Makers’ Block, was held just last month at a mall. <text:s/>Recently, we concluded our Maker Faire at a Community Centre. <text:s/></text:p>
      <text:p text:style-name="P3"/>
      <text:p text:style-name="P3">Currently, our major Maker start-ups in Singapore are centralized at the National <text:soft-page-break/>Design Centre this month, in a public building.</text:p>
      <text:p text:style-name="P3"/>
      <text:p text:style-name="P4">[30 seconds]</text:p>
      <text:p text:style-name="P3"/>
      <text:p text:style-name="P3">#21</text:p>
      <text:p text:style-name="P3"/>
      <text:p text:style-name="P3">So back to my question. <text:s/></text:p>
      <text:p text:style-name="P3"><text:span text:style-name="T2"/></text:p>
      <text:p text:style-name="P3"><text:span text:style-name="T2">What, exactly, is the Maker Movement?</text:span> <text:s/></text:p>
      <text:p text:style-name="P3"/>
      <text:p text:style-name="P3">And the short answer is - <text:span text:style-name="T2">there is no definite answer</text:span>. <text:s/>The Maker Movement is a collection of journeys, with each journey being unique and different.</text:p>
      <text:p text:style-name="P3"/>
      <text:p text:style-name="P3">#22</text:p>
      <text:p text:style-name="P3"/>
      <text:p text:style-name="P3">The question we should be asking ourselves instead is – <text:span text:style-name="T2">What is your Maker journey? </text:span><text:s/>What drives you? <text:s/>Each of us is blessed with God-given talents and abilities to impact the community. <text:s/>What are you doing about it? <text:s/>What exactly defines your Maker journey? <text:s/></text:p>
      <text:p text:style-name="P3"><text:span text:style-name="T2"/></text:p>
      <text:p text:style-name="P3"><text:span text:style-name="T2">Let your Maker journey, begin, today!</text:span></text:p>
      <text:p text:style-name="P3"/>
      <text:p text:style-name="P3">#23</text:p>
      <text:p text:style-name="P3"/>
      <text:p text:style-name="P3">Thank you!</text:p>
      <text:p text:style-name="P3"/>
      <text:p text:style-name="P4">[30 seconds]</text:p>
      <text:p text:style-name="P4"/>
      <text:p text:style-name="P4">TOTAL TIME ELAPSED: 0.75 + 3 + 3 + 3 + 0.5 + 0.5 = 10.75 minutes</text:p>
      <text:p text:style-name="P4"/>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Ver. 0.1.3<text:tab/><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9T19:39:01</dc:date>
    <dc:creator>joel </dc:creator>
    <meta:editing-duration>PT7H41M50S</meta:editing-duration>
    <meta:editing-cycles>511</meta:editing-cycles>
    <meta:document-statistic meta:table-count="0" meta:image-count="0" meta:object-count="0" meta:page-count="7" meta:paragraph-count="96" meta:word-count="1501" meta:character-count="9123" meta:non-whitespace-character-count="7619"/>
  </office:meta>
</office:document-meta>
</file>